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none" fo:font-weight="bold" officeooo:paragraph-rsid="00111239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style:text-underline-style="none" fo:font-weight="bold" officeooo:paragraph-rsid="00111239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0pt" style:text-underline-style="none" fo:font-weight="normal" officeooo:paragraph-rsid="00111239" style:font-size-asian="8.75pt" style:font-weight-asian="normal" style:font-size-complex="10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2pt" style:text-underline-style="none" fo:font-weight="bold" officeooo:paragraph-rsid="00111239" style:font-size-asian="12pt" style:font-weight-asian="bold" style:font-size-complex="12pt" style:font-weight-complex="bold"/>
    </style:style>
    <style:style style:name="T1" style:family="text">
      <style:text-properties officeooo:rsid="00111239"/>
    </style:style>
    <style:style style:name="T2" style:family="text">
      <style:text-properties officeooo:rsid="00123a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Salsa Tools User </text:span><text:span text:style-name="T2">Guide</text:span></text:p>
      <text:p text:style-name="P1"><text:span text:style-name="T1"/></text:p>
      <text:p text:style-name="P4"><text:span text:style-name="T1">Version 1.0 </text:span></text:p>
      <text:p text:style-name="P4"><text:span text:style-name="T1">Netherlands eScience Center</text:span></text:p>
      <text:p text:style-name="P4"><text:span text:style-name="T1">27 March 2013</text:span></text:p>
      <text:p text:style-name="P1"><text:span text:style-name="T1"/></text:p>
      <text:p text:style-name="P1"><text:span text:style-name="T1"/></text:p>
      <text:p text:style-name="P2"><text:span text:style-name="T1"/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7T15:05:59</meta:creation-date>
    <dc:date>2013-03-27T15:20:25</dc:date>
    <meta:editing-duration>PT26S</meta:editing-duration>
    <meta:editing-cycles>2</meta:editing-cycles>
    <meta:generator>LibreOffice/3.6$Linux_X86_64 LibreOffice_project/360m1$Build-2</meta:generator>
    <meta:document-statistic meta:table-count="0" meta:image-count="0" meta:object-count="0" meta:page-count="1" meta:paragraph-count="4" meta:word-count="12" meta:character-count="75" meta:non-whitespace-character-count="66"/>
  </office:meta>
</office:document-meta>
</file>